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T4" style:parent-style-name="Policepardéfaut" style:family="text">
      <style:text-properties fo:font-weight="bold" style:font-weight-asian="bold"/>
    </style:style>
    <style:style style:name="P5" style:parent-style-name="Sansinterligne" style:family="paragraph">
      <style:paragraph-properties fo:text-indent="0.4916in"/>
    </style:style>
    <style:style style:name="T6" style:parent-style-name="Policepardéfaut" style:family="text">
      <style:text-properties fo:font-weight="bold" style:font-weight-asian="bold"/>
    </style:style>
    <style:style style:name="P7" style:parent-style-name="Sansinterligne" style:family="paragraph"/>
    <style:style style:name="T8" style:parent-style-name="Policepardéfaut" style:family="text">
      <style:text-properties fo:font-weight="bold" style:font-weight-asian="bold"/>
    </style:style>
    <style:style style:name="P9" style:parent-style-name="Sansinterligne" style:family="paragraph"/>
    <style:style style:name="T10" style:parent-style-name="Policepardéfaut" style:family="text">
      <style:text-properties fo:font-weight="bold" style:font-weight-asian="bold"/>
    </style:style>
    <style:style style:name="P11" style:parent-style-name="Sansinterligne" style:family="paragraph"/>
    <style:style style:name="T12" style:parent-style-name="Policepardéfaut" style:family="text">
      <style:text-properties fo:font-weight="bold" style:font-weight-asian="bold"/>
    </style:style>
    <style:style style:name="P13" style:parent-style-name="Sansinterligne" style:family="paragraph"/>
    <style:style style:name="T14" style:parent-style-name="Policepardéfaut" style:family="text">
      <style:text-properties fo:font-weight="bold" style:font-weight-asian="bold"/>
    </style:style>
    <style:style style:name="P15" style:parent-style-name="Sansinterligne" style:family="paragraph"/>
    <style:style style:name="T16" style:parent-style-name="Policepardéfaut" style:family="text">
      <style:text-properties fo:font-weight="bold" style:font-weight-asian="bold"/>
    </style:style>
    <style:style style:name="P17" style:parent-style-name="Sansinterligne" style:family="paragraph"/>
    <style:style style:name="T18" style:parent-style-name="Policepardéfaut" style:family="text">
      <style:text-properties fo:font-weight="bold" style:font-weight-asian="bold"/>
    </style:style>
    <style:style style:name="P19" style:parent-style-name="Sansinterligne" style:family="paragraph"/>
    <style:style style:name="T20" style:parent-style-name="Policepardéfaut" style:family="text">
      <style:text-properties fo:font-weight="bold" style:font-weight-asian="bold"/>
    </style:style>
    <style:style style:name="P21" style:parent-style-name="Sansinterligne" style:family="paragraph"/>
    <style:style style:name="T22" style:parent-style-name="Policepardéfaut" style:family="text">
      <style:text-properties fo:font-weight="bold" style:font-weight-asian="bold"/>
    </style:style>
    <style:style style:name="P23" style:parent-style-name="Sansinterligne" style:family="paragraph"/>
    <style:style style:name="T24" style:parent-style-name="Policepardéfaut" style:family="text">
      <style:text-properties fo:font-weight="bold" style:font-weight-asian="bold"/>
    </style:style>
    <style:style style:name="P25" style:parent-style-name="Sansinterligne" style:family="paragraph"/>
    <style:style style:name="T26" style:parent-style-name="Policepardéfaut" style:family="text">
      <style:text-properties fo:font-weight="bold" style:font-weight-asian="bold"/>
    </style:style>
    <style:style style:name="P27" style:parent-style-name="Sansinterligne" style:family="paragraph"/>
    <style:style style:name="P28" style:parent-style-name="Sansinterligne" style:family="paragraph"/>
    <style:style style:name="P29" style:parent-style-name="Sansinterligne" style:family="paragraph"/>
    <style:style style:name="P30" style:parent-style-name="Sansinterligne" style:family="paragraph"/>
    <style:style style:name="T31" style:parent-style-name="Policepardéfaut" style:family="text">
      <style:text-properties fo:font-weight="bold" style:font-weight-asian="bold"/>
    </style:style>
    <style:style style:name="P32" style:parent-style-name="Sansinterligne" style:family="paragraph"/>
    <style:style style:name="T33" style:parent-style-name="Policepardéfaut" style:family="text">
      <style:text-properties fo:font-weight="bold" style:font-weight-asian="bold"/>
    </style:style>
    <style:style style:name="T34" style:parent-style-name="Policepardéfaut" style:family="text">
      <style:text-properties fo:font-weight="bold" style:font-weight-asian="bold"/>
    </style:style>
    <style:style style:name="P35" style:parent-style-name="Sansinterligne" style:family="paragraph"/>
    <style:style style:name="T36" style:parent-style-name="Policepardéfaut" style:family="text">
      <style:text-properties fo:font-weight="bold" style:font-weight-asian="bold"/>
    </style:style>
    <style:style style:name="T37" style:parent-style-name="Policepardéfaut" style:family="text">
      <style:text-properties fo:font-weight="bold" style:font-weight-asian="bold"/>
    </style:style>
    <style:style style:name="T38" style:parent-style-name="Policepardéfaut" style:family="text">
      <style:text-properties fo:font-weight="bold" style:font-weight-asian="bold"/>
    </style:style>
    <style:style style:name="P39" style:parent-style-name="Sansinterligne" style:family="paragraph"/>
    <style:style style:name="T40" style:parent-style-name="Policepardéfaut" style:family="text">
      <style:text-properties fo:font-weight="bold" style:font-weight-asian="bold"/>
    </style:style>
  </office:automatic-styles>
  <office:body>
    <office:text text:use-soft-page-breaks="true">
      <text:p text:style-name="P1">Nom :<text:s/><text:span text:style-name="T2">Mathieu Bédu</text:span></text:p>
      <text:p text:style-name="Sansinterligne">Projet :<text:s/><text:span text:style-name="T3">Afterward</text:span></text:p>
      <text:p text:style-name="Sansinterligne">Rôle :<text:s/><text:span text:style-name="T4">Programmeur</text:span></text:p>
      <text:h text:style-name="Titre1" text:outline-level="1">Rôle</text:h>
      <text:p text:style-name="Sansinterligne"><text:tab/>Au cours de la cinquième année, je serais chargé de la programmation du jeu Afterward. Cela comprend le développement<text:s/>gameplay et des outils pour les game designers / artistes.</text:p>
      <text:h text:style-name="Titre1" text:outline-level="1">Légitimité</text:h>
      <text:p text:style-name="P5">Le jeu sera développé sous Unity 5, en effet je possède une certaine expérience avec le moteur et il nous paraît adapté au projet. J’ai déjà développé des jeux correspondant plus ou moins à ce que l’on souhaite en termes de caméra et déplacements. Je suis par contre moins initié au codage d’outils pour le LD et n’ai jamais travaillé sur des jeux d’action 3D dans ce style.</text:p>
      <text:h text:style-name="Titre1" text:outline-level="1">Scope</text:h>
      <text:p text:style-name="Sansinterligne">Les<text:s/><text:span text:style-name="T6">principales</text:span><text:s/>tâches au niveau de la programmation seront :</text:p>
      <text:list text:style-name="LFO2" text:continue-numbering="true">
        <text:list-item>
          <text:p text:style-name="P7"><text:span text:style-name="T8">3 C</text:span> :</text:p>
          <text:list text:continue-numbering="true">
            <text:list-item>
              <text:p text:style-name="P9"><text:span text:style-name="T10">Camera</text:span> : ¾ top, parallax scrolling, effets de caméra…</text:p>
            </text:list-item>
            <text:list-item>
              <text:p text:style-name="P11"><text:span text:style-name="T12">Control</text:span> : Contrôles à la manette, déplacement 360° horizontal, vitesse de déplacement en fonction de l’inclinaison du joystick…</text:p>
            </text:list-item>
            <text:list-item>
              <text:p text:style-name="P13"><text:span text:style-name="T14">Character</text:span> : Attaques de base, contres…</text:p>
            </text:list-item>
          </text:list>
        </text:list-item>
        <text:list-item>
          <text:p text:style-name="P15"><text:span text:style-name="T16">Physique</text:span> : Les coups appliquent une force repoussante sur la cible, gestion des forces opposées…</text:p>
        </text:list-item>
        <text:list-item>
          <text:p text:style-name="P17"><text:span text:style-name="T18">Cristaux </text:span>: Gestion des patterns, combos, cycle fermé d’énergie…</text:p>
        </text:list-item>
        <text:list-item>
          <text:p text:style-name="P19"><text:span text:style-name="T20">IA </text:span>: Ennemis "basiques", boss</text:p>
        </text:list-item>
        <text:list-item>
          <text:p text:style-name="P21"><text:span text:style-name="T22">Outils de Level Building </text:span>: Permettre au level designer / builder d’intégrer facilement son niveau dans l’éditeur (grille, autosnap…)</text:p>
        </text:list-item>
        <text:list-item>
          <text:p text:style-name="P23"><text:span text:style-name="T24">Tutoriel</text:span></text:p>
        </text:list-item>
      </text:list>
      <text:h text:style-name="Titre1" text:outline-level="1">Approche méthodique du projet</text:h>
      <text:p text:style-name="Sansinterligne"><text:tab/>Il sera important de correctement organiser le travail et ce avant même de commencer la production. Étant seul à la programmation (malgré l’aide ponctuelle de Jérémy sur certaines tâches à définir), je n’ai pas à gérer une répartition complexe parmi un effectif, cependant il me faut gérer mon temps et donc prévoir (avec de grosses marges) combien de temps devra me prendre chaque tâche, tout en gardant à l’esprit que la moitié du projet sera amené à évoluer.</text:p>
      <text:p text:style-name="Sansinterligne"><text:tab/>Je vais donc créer un planning personnel sur Trello, qui rejoindra par la suite un planning plus important (GANTT ?) comprenant tous les membres de l’équipe.</text:p>
      <text:h text:style-name="Titre1" text:outline-level="1">Approche technique du projet</text:h>
      <text:p text:style-name="Sansinterligne"><text:tab/>Étant donné l’envergure du projet, il est primordial de définir et de maintenir une architecture de code propre, souple et maintenable. Je compte travailler selon le modèle suivant (je néglige dans ce document la communication avec le reste de l’équipe)<text:s/>:</text:p>
      <text:soft-page-break/>
      <text:list text:style-name="LFO3" text:continue-numbering="true">
        <text:list-item>
          <text:p text:style-name="P25"><text:span text:style-name="T26">Phase de prototypage</text:span> :<text:s/>Je fais un prototype, le code sera donc relativement sale mais cela<text:s/>permettra :</text:p>
          <text:list text:continue-numbering="true">
            <text:list-item>
              <text:p text:style-name="P27">Que<text:s/>l’équipe<text:s/>puisse donner son avis sur ce premier jet</text:p>
            </text:list-item>
            <text:list-item>
              <text:p text:style-name="P28">D’avoir quelque chose à présenter lors des jurys de fin de quatrième année</text:p>
            </text:list-item>
            <text:list-item>
              <text:p text:style-name="P29">Que je puisse me faire une meilleure idée des contraintes d’architecture à mettre en place</text:p>
            </text:list-item>
          </text:list>
        </text:list-item>
        <text:list-item>
          <text:p text:style-name="P30"><text:span text:style-name="T31">Phase de conception</text:span> : Pas de code, je fais des schémas UML correspondant à l’architecture de code à implémenter<text:s/>(relations entre les classes).</text:p>
        </text:list-item>
        <text:list-item>
          <text:p text:style-name="P32"><text:span text:style-name="T33">Phase de pla</text:span><text:span text:style-name="T34">nification</text:span> : Je défini les différentes tâches à accomplir et les organise sur Trello.</text:p>
        </text:list-item>
        <text:list-item>
          <text:p text:style-name="P35"><text:span text:style-name="T36">Refonte du prototype selon le modèle con</text:span><text:span text:style-name="T37">ç</text:span><text:span text:style-name="T38">u </text:span>:<text:s/>Je mets en code l’architecture choisie et refais le prototype par-dessus. J’en profite pour configurer Unity et Visual Studio afin de correspondre au projet sur le long terme.</text:p>
        </text:list-item>
        <text:list-item>
          <text:p text:style-name="P39"><text:span text:style-name="T40">Phase de production</text:span> : Je traite chaque tâche selon mon planning. Cette phase suivra un processus itératif nécessaire<text:s/>que j’aurais pris en compte sur le planning.</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ansinterligne" style:display-name="Sans interligne" style:family="paragraph">
      <style:paragraph-properties fo:margin-bottom="0in" fo:line-height="100%"/>
      <style:text-properties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G4GP</meta:initial-creator>
    <dc:creator>SIG4GP</dc:creator>
    <meta:creation-date>2015-05-11T08:20:00Z</meta:creation-date>
    <dc:date>2015-05-11T10:10:00Z</dc:date>
    <meta:template xlink:href="Normal.dotm" xlink:type="simple"/>
    <meta:editing-cycles>10</meta:editing-cycles>
    <meta:editing-duration>PT6420S</meta:editing-duration>
    <meta:document-statistic meta:page-count="2" meta:paragraph-count="6" meta:word-count="483" meta:character-count="3134" meta:row-count="22" meta:non-whitespace-character-count="2657"/>
  </office:meta>
</office:document-meta>
</file>